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2"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3"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4"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5"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fo:letter-spacing="normal"/>
    </style:style>
    <style:style style:name="P6"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7"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8"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5"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16"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17" style:family="paragraph" style:parent-style-name="Heading_20_1">
      <style:text-properties fo:font-variant="normal" fo:text-transform="none" fo:color="#121214" style:font-name="Verdana" fo:letter-spacing="-0.0102in" fo:font-style="normal" fo:font-weight="normal"/>
    </style:style>
    <style:style style:name="P18"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9"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fo:letter-spacing="normal"/>
    </style:style>
    <style:style style:name="T1" style:family="text">
      <style:text-properties fo:font-weight="bold"/>
    </style:style>
    <style:style style:name="T2" style:family="text">
      <style:text-properties style:font-name="Menlo" fo:font-size="9pt" fo:font-style="normal" fo:font-weight="normal"/>
    </style:style>
    <style:style style:name="T3" style:family="text">
      <style:text-properties style:font-name="Menlo" fo:font-size="9.75pt" fo:font-style="normal" fo:font-weight="normal"/>
    </style:style>
    <style:style style:name="T4" style:family="text">
      <style:text-properties fo:color="#000088"/>
    </style:style>
    <style:style style:name="T5" style:family="text">
      <style:text-properties fo:color="#000088" style:font-name="Menlo" fo:font-size="9.75pt" fo:font-style="normal" fo:font-weight="normal"/>
    </style:style>
    <style:style style:name="T6" style:family="text">
      <style:text-properties fo:color="#666600"/>
    </style:style>
    <style:style style:name="T7" style:family="text">
      <style:text-properties fo:color="#666600" style:font-name="Menlo" fo:font-size="9.75pt" fo:font-style="normal" fo:font-weight="normal"/>
    </style:style>
    <style:style style:name="T8" style:family="text">
      <style:text-properties fo:color="#008800"/>
    </style:style>
    <style:style style:name="T9" style:family="text">
      <style:text-properties fo:color="#008800" style:font-name="Menlo" fo:font-size="9.75pt" fo:font-style="normal" fo:font-weight="normal"/>
    </style:style>
    <style:style style:name="T10" style:family="text">
      <style:text-properties fo:color="#880000" style:font-name="Menlo" fo:font-size="9.75pt" fo:font-style="normal" fo:font-weight="normal"/>
    </style:style>
    <style:style style:name="T11" style:family="text">
      <style:text-properties style:font-name="Verdana" fo:font-size="11.25pt" fo:font-style="normal" fo:font-weight="normal"/>
    </style:style>
    <style:style style:name="T12" style:family="text">
      <style:text-properties fo:color="#7f0055"/>
    </style:style>
    <style:style style:name="T13" style:family="text">
      <style:text-properties fo:color="#0066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ypeScript - Objects</text:h>
      <text:p text:style-name="P18">An <text:span text:style-name="T1">object</text:span> is an instance which contains set of key value pairs. The values can be scalar values or functions or even array of other objects. The syntax is given below −</text:p>
      <text:h text:style-name="P15" text:outline-level="3">Syntax</text:h>
      <text:p text:style-name="P1">var object_name = { </text:p>
      <text:p text:style-name="P5"><text:s text:c="3"/><text:span text:style-name="T2">key1: “value1”, //scalar value </text:span></text:p>
      <text:p text:style-name="P5"><text:s text:c="3"/><text:span text:style-name="T2">key2: “value”, <text:s/></text:span></text:p>
      <text:p text:style-name="P5"><text:s text:c="3"/><text:span text:style-name="T2">key3: function() {</text:span></text:p>
      <text:p text:style-name="P5"><text:s text:c="6"/><text:span text:style-name="T2">//functions </text:span></text:p>
      <text:p text:style-name="P5"><text:s text:c="3"/><text:span text:style-name="T2">}, </text:span></text:p>
      <text:p text:style-name="P5"><text:s text:c="3"/><text:span text:style-name="T2">key4:[“content1”, “content2”] //collection <text:s/></text:span></text:p>
      <text:p text:style-name="P6">};</text:p>
      <text:p text:style-name="P18">As shown above, an object can contain scalar values, functions and structures like arrays and tuples.</text:p>
      <text:h text:style-name="P15" text:outline-level="3">Example: Object Literal Notation</text:h>
      <text:p text:style-name="P2"><text:span text:style-name="T4">var</text:span> person <text:span text:style-name="T6">=</text:span> <text:span text:style-name="T6">{</text:span> </text:p>
      <text:p text:style-name="P7"><text:s text:c="3"/><text:span text:style-name="T3">firstname</text:span><text:span text:style-name="T7">:</text:span><text:span text:style-name="T9">"Tom"</text:span><text:span text:style-name="T7">,</text:span><text:span text:style-name="T3"> </text:span></text:p>
      <text:p text:style-name="P7"><text:s text:c="3"/><text:span text:style-name="T3">lastname</text:span><text:span text:style-name="T7">:</text:span><text:span text:style-name="T9">"Hanks"</text:span><text:span text:style-name="T3"> </text:span></text:p>
      <text:p text:style-name="P8"><text:span text:style-name="T6">};</text:span> </text:p>
      <text:p text:style-name="P9">//access the object values </text:p>
      <text:p text:style-name="P8">console<text:span text:style-name="T6">.</text:span>log<text:span text:style-name="T6">(</text:span>person<text:span text:style-name="T6">.</text:span>firstname<text:span text:style-name="T6">)</text:span> </text:p>
      <text:p text:style-name="P8">console<text:span text:style-name="T6">.</text:span>log<text:span text:style-name="T6">(</text:span>person<text:span text:style-name="T6">.</text:span>lastname<text:span text:style-name="T6">)</text:span></text:p>
      <text:p text:style-name="P18">On compiling, it will generate the same code in JavaScript.</text:p>
      <text:p text:style-name="P18">The output of the above code is as follows −</text:p>
      <text:p text:style-name="P1">Tom </text:p>
      <text:p text:style-name="P6">Hanks</text:p>
      <text:h text:style-name="P16" text:outline-level="2">TypeScript Type Template</text:h>
      <text:p text:style-name="P18">Let’s say you created an object literal in JavaScript as −</text:p>
      <text:p text:style-name="P2"><text:soft-page-break/><text:span text:style-name="T4">var</text:span> person <text:span text:style-name="T6">=</text:span> <text:span text:style-name="T6">{</text:span> </text:p>
      <text:p text:style-name="P7"><text:s text:c="3"/><text:span text:style-name="T3">firstname</text:span><text:span text:style-name="T7">:</text:span><text:span text:style-name="T9">"Tom"</text:span><text:span text:style-name="T7">,</text:span><text:span text:style-name="T3"> </text:span></text:p>
      <text:p text:style-name="P7"><text:s text:c="3"/><text:span text:style-name="T3">lastname</text:span><text:span text:style-name="T7">:</text:span><text:span text:style-name="T9">"Hanks"</text:span><text:span text:style-name="T3"> </text:span></text:p>
      <text:p text:style-name="P12">};</text:p>
      <text:p text:style-name="P18">In case you want to add some value to an object, JavaScript allows you to make the necessary modification. Suppose we need to add a function to the person object later this is the way you can do this.</text:p>
      <text:p text:style-name="P2">person<text:span text:style-name="T6">.</text:span>sayHello <text:span text:style-name="T6">=</text:span> <text:span text:style-name="T4">function</text:span><text:span text:style-name="T6">(){</text:span> <text:span text:style-name="T4">return</text:span> <text:span text:style-name="T8">"hello"</text:span><text:span text:style-name="T6">;}</text:span></text:p>
      <text:p text:style-name="P18">If you use the same code in Typescript the compiler gives an error. This is because in Typescript, concrete objects should have a type template. Objects in Typescript must be an instance of a particular type.</text:p>
      <text:p text:style-name="P18">You can solve this by using a method template in declaration.</text:p>
      <text:h text:style-name="P15" text:outline-level="3">Example: Typescript Type template</text:h>
      <text:p text:style-name="P2"><text:span text:style-name="T4">var</text:span> person <text:span text:style-name="T6">=</text:span> <text:span text:style-name="T6">{</text:span></text:p>
      <text:p text:style-name="P7"><text:s text:c="3"/><text:span text:style-name="T3">firstName</text:span><text:span text:style-name="T7">:</text:span><text:span text:style-name="T9">"Tom"</text:span><text:span text:style-name="T7">,</text:span><text:span text:style-name="T3"> </text:span></text:p>
      <text:p text:style-name="P7"><text:s text:c="3"/><text:span text:style-name="T3">lastName</text:span><text:span text:style-name="T7">:</text:span><text:span text:style-name="T9">"Hanks"</text:span><text:span text:style-name="T7">,</text:span><text:span text:style-name="T3"> </text:span></text:p>
      <text:p text:style-name="P7"><text:s text:c="3"/><text:span text:style-name="T3">sayHello</text:span><text:span text:style-name="T7">:</text:span><text:span text:style-name="T5">function</text:span><text:span text:style-name="T7">()</text:span><text:span text:style-name="T3"> </text:span><text:span text:style-name="T7">{</text:span><text:span text:style-name="T3"> <text:s/></text:span><text:span text:style-name="T7">}</text:span><text:span text:style-name="T3"> <text:s/></text:span><text:span text:style-name="T10">//Type template </text:span></text:p>
      <text:p text:style-name="P8"><text:span text:style-name="T6">}</text:span> </text:p>
      <text:p text:style-name="P8">person<text:span text:style-name="T6">.</text:span>sayHello <text:span text:style-name="T6">=</text:span> <text:span text:style-name="T4">function</text:span><text:span text:style-name="T6">()</text:span> <text:span text:style-name="T6">{</text:span> <text:s/></text:p>
      <text:p text:style-name="P7"><text:s text:c="3"/><text:span text:style-name="T3">console</text:span><text:span text:style-name="T7">.</text:span><text:span text:style-name="T3">log</text:span><text:span text:style-name="T7">(</text:span><text:span text:style-name="T9">"hello "</text:span><text:span text:style-name="T7">+</text:span><text:span text:style-name="T3">person</text:span><text:span text:style-name="T7">.</text:span><text:span text:style-name="T3">firstName</text:span><text:span text:style-name="T7">)</text:span></text:p>
      <text:p text:style-name="P8"><text:span text:style-name="T6">}</text:span> <text:s/></text:p>
      <text:p text:style-name="P8">person<text:span text:style-name="T6">.</text:span>sayHello<text:span text:style-name="T6">()</text:span></text:p>
      <text:p text:style-name="P18">On compiling, it will generate the same code in JavaScript.</text:p>
      <text:p text:style-name="P18">The output of the above code is as follows −</text:p>
      <text:p text:style-name="P1"><text:soft-page-break/>hello Tom</text:p>
      <text:p text:style-name="P18">Objects can also be passed as parameters to function.</text:p>
      <text:h text:style-name="P15" text:outline-level="3">Example: Objects as function parameters</text:h>
      <text:p text:style-name="P2"><text:span text:style-name="T4">var</text:span> person <text:span text:style-name="T6">=</text:span> <text:span text:style-name="T6">{</text:span> </text:p>
      <text:p text:style-name="P7"><text:s text:c="3"/><text:span text:style-name="T3">firstname</text:span><text:span text:style-name="T7">:</text:span><text:span text:style-name="T9">"Tom"</text:span><text:span text:style-name="T7">,</text:span><text:span text:style-name="T3"> </text:span></text:p>
      <text:p text:style-name="P7"><text:s text:c="3"/><text:span text:style-name="T3">lastname</text:span><text:span text:style-name="T7">:</text:span><text:span text:style-name="T9">"Hanks"</text:span><text:span text:style-name="T3"> </text:span></text:p>
      <text:p text:style-name="P8"><text:span text:style-name="T6">};</text:span> </text:p>
      <text:p text:style-name="P8"><text:span text:style-name="T4">var</text:span> invokeperson <text:span text:style-name="T6">=</text:span> <text:span text:style-name="T4">function</text:span><text:span text:style-name="T6">(</text:span>obj<text:span text:style-name="T6">:</text:span> <text:span text:style-name="T6">{</text:span> firstname<text:span text:style-name="T6">:</text:span><text:span text:style-name="T4">string</text:span><text:span text:style-name="T6">,</text:span> lastname <text:span text:style-name="T6">:</text:span><text:span text:style-name="T4">string</text:span> <text:span text:style-name="T6">})</text:span> <text:span text:style-name="T6">{</text:span> </text:p>
      <text:p text:style-name="P7"><text:s text:c="3"/><text:span text:style-name="T3">console</text:span><text:span text:style-name="T7">.</text:span><text:span text:style-name="T3">log</text:span><text:span text:style-name="T7">(</text:span><text:span text:style-name="T9">"first name :"</text:span><text:span text:style-name="T7">+</text:span><text:span text:style-name="T3">obj</text:span><text:span text:style-name="T7">.</text:span><text:span text:style-name="T3">firstname</text:span><text:span text:style-name="T7">)</text:span><text:span text:style-name="T3"> </text:span></text:p>
      <text:p text:style-name="P7"><text:s text:c="3"/><text:span text:style-name="T3">console</text:span><text:span text:style-name="T7">.</text:span><text:span text:style-name="T3">log</text:span><text:span text:style-name="T7">(</text:span><text:span text:style-name="T9">"last name :"</text:span><text:span text:style-name="T7">+</text:span><text:span text:style-name="T3">obj</text:span><text:span text:style-name="T7">.</text:span><text:span text:style-name="T3">lastname</text:span><text:span text:style-name="T7">)</text:span><text:span text:style-name="T3"> </text:span></text:p>
      <text:p text:style-name="P8"><text:span text:style-name="T6">}</text:span> </text:p>
      <text:p text:style-name="P8">invokeperson<text:span text:style-name="T6">(</text:span>person<text:span text:style-name="T6">)</text:span></text:p>
      <text:p text:style-name="P18">The example declares an object literal. The function expression is invoked passing person object.</text:p>
      <text:p text:style-name="P18">On compiling, it will generate following JavaScript code.</text:p>
      <text:p text:style-name="P4">//Generated by typescript 1.8.10</text:p>
      <text:p text:style-name="P8"><text:span text:style-name="T4">var</text:span> person <text:span text:style-name="T6">=</text:span> <text:span text:style-name="T6">{</text:span></text:p>
      <text:p text:style-name="P7"><text:s text:c="3"/><text:span text:style-name="T3">firstname</text:span><text:span text:style-name="T7">:</text:span><text:span text:style-name="T3"> </text:span><text:span text:style-name="T9">"Tom"</text:span><text:span text:style-name="T7">,</text:span></text:p>
      <text:p text:style-name="P7"><text:s text:c="3"/><text:span text:style-name="T3">lastname</text:span><text:span text:style-name="T7">:</text:span><text:span text:style-name="T3"> </text:span><text:span text:style-name="T9">"Hanks"</text:span></text:p>
      <text:p text:style-name="P12">};</text:p>
      <text:p text:style-name="P14"/>
      <text:p text:style-name="P8"><text:span text:style-name="T4">var</text:span> invokeperson <text:span text:style-name="T6">=</text:span> <text:span text:style-name="T4">function</text:span> <text:span text:style-name="T6">(</text:span>obj<text:span text:style-name="T6">)</text:span> <text:span text:style-name="T6">{</text:span></text:p>
      <text:p text:style-name="P7"><text:s text:c="3"/><text:span text:style-name="T3">console</text:span><text:span text:style-name="T7">.</text:span><text:span text:style-name="T3">log</text:span><text:span text:style-name="T7">(</text:span><text:span text:style-name="T9">"first name :"</text:span><text:span text:style-name="T3"> </text:span><text:span text:style-name="T7">+</text:span><text:span text:style-name="T3"> obj</text:span><text:span text:style-name="T7">.</text:span><text:span text:style-name="T3">firstname</text:span><text:span text:style-name="T7">);</text:span></text:p>
      <text:p text:style-name="P7"><text:soft-page-break/><text:s text:c="3"/><text:span text:style-name="T3">console</text:span><text:span text:style-name="T7">.</text:span><text:span text:style-name="T3">log</text:span><text:span text:style-name="T7">(</text:span><text:span text:style-name="T9">"last name :"</text:span><text:span text:style-name="T3"> </text:span><text:span text:style-name="T7">+</text:span><text:span text:style-name="T3"> obj</text:span><text:span text:style-name="T7">.</text:span><text:span text:style-name="T3">lastname</text:span><text:span text:style-name="T7">);</text:span></text:p>
      <text:p text:style-name="P12">};</text:p>
      <text:p text:style-name="P14"/>
      <text:p text:style-name="P8">invokeperson<text:span text:style-name="T6">(</text:span>person<text:span text:style-name="T6">);</text:span></text:p>
      <text:p text:style-name="P18">Its output is as follows −</text:p>
      <text:p text:style-name="P1">first name :Tom </text:p>
      <text:p text:style-name="P6">last name :Hanks</text:p>
      <text:p text:style-name="P18">You can create and pass an anonymous object on the fly.</text:p>
      <text:h text:style-name="P15" text:outline-level="3">Example: Anonymous Object</text:h>
      <text:p text:style-name="P2"><text:span text:style-name="T4">var</text:span> invokeperson <text:span text:style-name="T6">=</text:span> <text:span text:style-name="T4">function</text:span><text:span text:style-name="T6">(</text:span>obj<text:span text:style-name="T6">:{</text:span> firstname<text:span text:style-name="T6">:</text:span><text:span text:style-name="T4">string</text:span><text:span text:style-name="T6">,</text:span> lastname <text:span text:style-name="T6">:</text:span><text:span text:style-name="T4">string</text:span><text:span text:style-name="T6">})</text:span> <text:span text:style-name="T6">{</text:span> </text:p>
      <text:p text:style-name="P7"><text:s text:c="3"/><text:span text:style-name="T3">console</text:span><text:span text:style-name="T7">.</text:span><text:span text:style-name="T3">log</text:span><text:span text:style-name="T7">(</text:span><text:span text:style-name="T9">"first name :"</text:span><text:span text:style-name="T7">+</text:span><text:span text:style-name="T3">obj</text:span><text:span text:style-name="T7">.</text:span><text:span text:style-name="T3">firstname</text:span><text:span text:style-name="T7">)</text:span><text:span text:style-name="T3"> </text:span></text:p>
      <text:p text:style-name="P7"><text:s text:c="3"/><text:span text:style-name="T3">console</text:span><text:span text:style-name="T7">.</text:span><text:span text:style-name="T3">log</text:span><text:span text:style-name="T7">(</text:span><text:span text:style-name="T9">"last name :"</text:span><text:span text:style-name="T7">+</text:span><text:span text:style-name="T3">obj</text:span><text:span text:style-name="T7">.</text:span><text:span text:style-name="T3">lastname</text:span><text:span text:style-name="T7">)</text:span><text:span text:style-name="T3"> </text:span></text:p>
      <text:p text:style-name="P8"><text:span text:style-name="T6">}</text:span> </text:p>
      <text:p text:style-name="P8">invokeperson<text:span text:style-name="T6">({</text:span>firstname<text:span text:style-name="T6">:</text:span><text:span text:style-name="T8">"Sachin"</text:span><text:span text:style-name="T6">,</text:span>lastname<text:span text:style-name="T6">:</text:span><text:span text:style-name="T8">"Tendulkar"</text:span><text:span text:style-name="T6">});</text:span></text:p>
      <text:p text:style-name="P18">On compiling, it will generate following JavaScript code.</text:p>
      <text:p text:style-name="P4">//Generated by typescript 1.8.10</text:p>
      <text:p text:style-name="P8"><text:span text:style-name="T4">var</text:span> invokeperson <text:span text:style-name="T6">=</text:span> <text:span text:style-name="T4">function</text:span> <text:span text:style-name="T6">(</text:span>obj<text:span text:style-name="T6">)</text:span> <text:span text:style-name="T6">{</text:span></text:p>
      <text:p text:style-name="P7"><text:s text:c="3"/><text:span text:style-name="T3">console</text:span><text:span text:style-name="T7">.</text:span><text:span text:style-name="T3">log</text:span><text:span text:style-name="T7">(</text:span><text:span text:style-name="T9">"first name :"</text:span><text:span text:style-name="T3"> </text:span><text:span text:style-name="T7">+</text:span><text:span text:style-name="T3"> obj</text:span><text:span text:style-name="T7">.</text:span><text:span text:style-name="T3">firstname</text:span><text:span text:style-name="T7">);</text:span></text:p>
      <text:p text:style-name="P7"><text:s text:c="3"/><text:span text:style-name="T3">console</text:span><text:span text:style-name="T7">.</text:span><text:span text:style-name="T3">log</text:span><text:span text:style-name="T7">(</text:span><text:span text:style-name="T9">"last name :"</text:span><text:span text:style-name="T3"> </text:span><text:span text:style-name="T7">+</text:span><text:span text:style-name="T3"> obj</text:span><text:span text:style-name="T7">.</text:span><text:span text:style-name="T3">lastname</text:span><text:span text:style-name="T7">);</text:span></text:p>
      <text:p text:style-name="P12">};</text:p>
      <text:p text:style-name="P14"/>
      <text:p text:style-name="P8">invokeperson<text:span text:style-name="T6">({</text:span> firstname<text:span text:style-name="T6">:</text:span> <text:span text:style-name="T8">"Sachin"</text:span><text:span text:style-name="T6">,</text:span> lastname<text:span text:style-name="T6">:</text:span> <text:span text:style-name="T8">"Tendulkar"</text:span> <text:span text:style-name="T6">});</text:span></text:p>
      <text:p text:style-name="P8">invokeperson<text:span text:style-name="T6">({</text:span> firstname<text:span text:style-name="T6">:</text:span> <text:span text:style-name="T8">"Sachin"</text:span><text:span text:style-name="T6">,</text:span> lastname<text:span text:style-name="T6">:</text:span> <text:span text:style-name="T8">"Tendulkar"</text:span> <text:span text:style-name="T6">});</text:span></text:p>
      <text:p text:style-name="P18"><text:soft-page-break/>Its output is as follows −</text:p>
      <text:p text:style-name="P1">first name :Sachin </text:p>
      <text:p text:style-name="P6">last name :Tendulkar</text:p>
      <text:h text:style-name="P16" text:outline-level="2">Duck-typing</text:h>
      <text:p text:style-name="P18">In duck-typing, two objects are considered to be of the same type if both share the same set of properties. Duck-typing verifies the presence of certain properties in the objects, rather than their actual type, to check their suitability. The concept is generally explained by the following phrase −</text:p>
      <text:p text:style-name="P19">“<text:span text:style-name="T11">When I see a bird that walks like a duck and swims like a duck and quacks like a duck, I call that bird a duck.”</text:span></text:p>
      <text:p text:style-name="P18">The TypeScript compiler implements the duck-typing system that allows object creation on the fly while keeping type safety. The following example shows how we can pass objects that don’t explicitly implement an interface but contain all of the required members to a function.</text:p>
      <text:h text:style-name="P15" text:outline-level="3">Example</text:h>
      <text:p text:style-name="P2"><text:span text:style-name="T4">interface</text:span> <text:span text:style-name="T12">IPoint</text:span> <text:span text:style-name="T6">{</text:span> </text:p>
      <text:p text:style-name="P7"><text:s text:c="3"/><text:span text:style-name="T3">x</text:span><text:span text:style-name="T7">:</text:span><text:span text:style-name="T3">number </text:span></text:p>
      <text:p text:style-name="P7"><text:s text:c="3"/><text:span text:style-name="T3">y</text:span><text:span text:style-name="T7">:</text:span><text:span text:style-name="T3">number </text:span></text:p>
      <text:p text:style-name="P8"><text:span text:style-name="T6">}</text:span> </text:p>
      <text:p text:style-name="P8"><text:span text:style-name="T4">function</text:span> addPoints<text:span text:style-name="T6">(</text:span>p1<text:span text:style-name="T6">:</text:span><text:span text:style-name="T12">IPoint</text:span><text:span text:style-name="T6">,</text:span>p2<text:span text:style-name="T6">:</text:span><text:span text:style-name="T12">IPoint</text:span><text:span text:style-name="T6">):</text:span><text:span text:style-name="T12">IPoint</text:span> <text:span text:style-name="T6">{</text:span> </text:p>
      <text:p text:style-name="P7"><text:s text:c="3"/><text:span text:style-name="T5">var</text:span><text:span text:style-name="T3"> x </text:span><text:span text:style-name="T7">=</text:span><text:span text:style-name="T3"> p1</text:span><text:span text:style-name="T7">.</text:span><text:span text:style-name="T3">x </text:span><text:span text:style-name="T7">+</text:span><text:span text:style-name="T3"> p2</text:span><text:span text:style-name="T7">.</text:span><text:span text:style-name="T3">x </text:span></text:p>
      <text:p text:style-name="P7"><text:s text:c="3"/><text:span text:style-name="T5">var</text:span><text:span text:style-name="T3"> y </text:span><text:span text:style-name="T7">=</text:span><text:span text:style-name="T3"> p1</text:span><text:span text:style-name="T7">.</text:span><text:span text:style-name="T3">y </text:span><text:span text:style-name="T7">+</text:span><text:span text:style-name="T3"> p2</text:span><text:span text:style-name="T7">.</text:span><text:span text:style-name="T3">y </text:span></text:p>
      <text:p text:style-name="P7"><text:s text:c="3"/><text:span text:style-name="T5">return</text:span><text:span text:style-name="T3"> </text:span><text:span text:style-name="T7">{</text:span><text:span text:style-name="T3">x</text:span><text:span text:style-name="T7">:</text:span><text:span text:style-name="T3">x</text:span><text:span text:style-name="T7">,</text:span><text:span text:style-name="T3">y</text:span><text:span text:style-name="T7">:</text:span><text:span text:style-name="T3">y</text:span><text:span text:style-name="T7">}</text:span><text:span text:style-name="T3"> </text:span></text:p>
      <text:p text:style-name="P8"><text:span text:style-name="T6">}</text:span> </text:p>
      <text:p text:style-name="P14"/>
      <text:p text:style-name="P9">//Valid </text:p>
      <text:p text:style-name="P8"><text:soft-page-break/><text:span text:style-name="T4">var</text:span> newPoint <text:span text:style-name="T6">=</text:span> addPoints<text:span text:style-name="T6">({</text:span>x<text:span text:style-name="T6">:</text:span><text:span text:style-name="T13">3</text:span><text:span text:style-name="T6">,</text:span>y<text:span text:style-name="T6">:</text:span><text:span text:style-name="T13">4</text:span><text:span text:style-name="T6">},{</text:span>x<text:span text:style-name="T6">:</text:span><text:span text:style-name="T13">5</text:span><text:span text:style-name="T6">,</text:span>y<text:span text:style-name="T6">:</text:span><text:span text:style-name="T13">1</text:span><text:span text:style-name="T6">})</text:span> <text:s/></text:p>
      <text:p text:style-name="P14"/>
      <text:p text:style-name="P9">//Error </text:p>
      <text:p text:style-name="P8"><text:span text:style-name="T4">var</text:span> newPoint2 <text:span text:style-name="T6">=</text:span> addPoints<text:span text:style-name="T6">({</text:span>x<text:span text:style-name="T6">:</text:span><text:span text:style-name="T13">1</text:span><text:span text:style-name="T6">},{</text:span>x<text:span text:style-name="T6">:</text:span><text:span text:style-name="T13">4</text:span><text:span text:style-name="T6">,</text:span>y<text:span text:style-name="T6">:</text:span><text:span text:style-name="T13">3</text:span><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5:00:47.211000000</meta:creation-date>
    <dc:date>2019-06-19T15:01:34.169000000</dc:date>
    <meta:editing-duration>PT47S</meta:editing-duration>
    <meta:editing-cycles>2</meta:editing-cycles>
    <meta:generator>LibreOffice/5.1.5.2$Windows_X86_64 LibreOffice_project/7a864d8825610a8c07cfc3bc01dd4fce6a9447e5</meta:generator>
    <meta:document-statistic meta:table-count="0" meta:image-count="0" meta:object-count="0" meta:page-count="6" meta:paragraph-count="109" meta:word-count="609" meta:character-count="4204" meta:non-whitespace-character-count="3553"/>
  </office:meta>
</office:document-meta>
</file>